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Writer.computeFieldInfo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eldWriter.visitType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Writer.collectAttributePrototypes( final Attribute . Set attributeProt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Write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Writer.FieldWriter( final SymbolTable symbolTable , final int access , final String name , final String descriptor , final String signature , final Object constan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Writer.visitAttribute( final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Writer.putFieldInfo( final ByteVector outp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Field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